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460101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88472" calcext:value-type="float">
            <text:p>61.68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60101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03128" calcext:value-type="float">
            <text:p>61.60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60101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0676" calcext:value-type="float">
            <text:p>61.70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60101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412" calcext:value-type="float">
            <text:p>62.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60101</text:p>
          </table:table-cell>
          <table:table-cell office:value-type="string" calcext:value-type="string">
            <text:p>202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21416" calcext:value-type="float">
            <text:p>61.62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60101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22" calcext:value-type="float">
            <text:p>61.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60101</text:p>
          </table:table-cell>
          <table:table-cell office:value-type="string" calcext:value-type="string">
            <text:p>201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84" calcext:value-type="float">
            <text:p>62.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60101</text:p>
          </table:table-cell>
          <table:table-cell office:value-type="string" calcext:value-type="string">
            <text:p>2018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98072" calcext:value-type="float">
            <text:p>62.29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60101</text:p>
          </table:table-cell>
          <table:table-cell office:value-type="string" calcext:value-type="string">
            <text:p>201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8568" calcext:value-type="float">
            <text:p>60.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60101</text:p>
          </table:table-cell>
          <table:table-cell office:value-type="string" calcext:value-type="string">
            <text:p>2016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55528" calcext:value-type="float">
            <text:p>61.75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60101</text:p>
          </table:table-cell>
          <table:table-cell office:value-type="string" calcext:value-type="string">
            <text:p>201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79472" calcext:value-type="float">
            <text:p>65.87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60101</text:p>
          </table:table-cell>
          <table:table-cell office:value-type="string" calcext:value-type="string">
            <text:p>201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2524" calcext:value-type="float">
            <text:p>80.0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60101</text:p>
          </table:table-cell>
          <table:table-cell office:value-type="string" calcext:value-type="string">
            <text:p>201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448" calcext:value-type="float">
            <text:p>77.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60101</text:p>
          </table:table-cell>
          <table:table-cell office:value-type="string" calcext:value-type="string">
            <text:p>201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664" calcext:value-type="float">
            <text:p>74.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60101</text:p>
          </table:table-cell>
          <table:table-cell office:value-type="string" calcext:value-type="string">
            <text:p>201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50136" calcext:value-type="float">
            <text:p>78.0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60101</text:p>
          </table:table-cell>
          <table:table-cell office:value-type="string" calcext:value-type="string">
            <text:p>2010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01168" calcext:value-type="float">
            <text:p>76.4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60101</text:p>
          </table:table-cell>
          <table:table-cell office:value-type="string" calcext:value-type="string">
            <text:p>2008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5096" calcext:value-type="float">
            <text:p>72.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60101</text:p>
          </table:table-cell>
          <table:table-cell office:value-type="string" calcext:value-type="string">
            <text:p>200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036" calcext:value-type="float">
            <text:p>66.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60101</text:p>
          </table:table-cell>
          <table:table-cell office:value-type="string" calcext:value-type="string">
            <text:p>2000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5496" calcext:value-type="float">
            <text:p>66.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60101</text:p>
          </table:table-cell>
          <table:table-cell office:value-type="string" calcext:value-type="string">
            <text:p>1996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968" calcext:value-type="float">
            <text:p>66.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60101</text:p>
          </table:table-cell>
          <table:table-cell office:value-type="string" calcext:value-type="string">
            <text:p>199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37384" calcext:value-type="float">
            <text:p>65.93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60101</text:p>
          </table:table-cell>
          <table:table-cell office:value-type="string" calcext:value-type="string">
            <text:p>199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80896" calcext:value-type="float">
            <text:p>65.08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60101</text:p>
          </table:table-cell>
          <table:table-cell office:value-type="string" calcext:value-type="string">
            <text:p>199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24992" calcext:value-type="float">
            <text:p>64.32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60101</text:p>
          </table:table-cell>
          <table:table-cell office:value-type="string" calcext:value-type="string">
            <text:p>1990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89512" calcext:value-type="float">
            <text:p>62.38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60101</text:p>
          </table:table-cell>
          <table:table-cell office:value-type="string" calcext:value-type="string">
            <text:p>1989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44376" calcext:value-type="float">
            <text:p>62.44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60101</text:p>
          </table:table-cell>
          <table:table-cell office:value-type="string" calcext:value-type="string">
            <text:p>1988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08968" calcext:value-type="float">
            <text:p>62.60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60101</text:p>
          </table:table-cell>
          <table:table-cell office:value-type="string" calcext:value-type="string">
            <text:p>198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83544" calcext:value-type="float">
            <text:p>61.88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60101</text:p>
          </table:table-cell>
          <table:table-cell office:value-type="string" calcext:value-type="string">
            <text:p>198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62208" calcext:value-type="float">
            <text:p>61.86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60101</text:p>
          </table:table-cell>
          <table:table-cell office:value-type="string" calcext:value-type="string">
            <text:p>198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03584" calcext:value-type="float">
            <text:p>62.20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60101</text:p>
          </table:table-cell>
          <table:table-cell office:value-type="string" calcext:value-type="string">
            <text:p>198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06504" calcext:value-type="float">
            <text:p>62.70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60101</text:p>
          </table:table-cell>
          <table:table-cell office:value-type="string" calcext:value-type="string">
            <text:p>198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62992" calcext:value-type="float">
            <text:p>63.56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60101</text:p>
          </table:table-cell>
          <table:table-cell office:value-type="string" calcext:value-type="string">
            <text:p>198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3452" calcext:value-type="float">
            <text:p>62.83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60101</text:p>
          </table:table-cell>
          <table:table-cell office:value-type="string" calcext:value-type="string">
            <text:p>1979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8108" calcext:value-type="float">
            <text:p>61.98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60101</text:p>
          </table:table-cell>
          <table:table-cell office:value-type="string" calcext:value-type="string">
            <text:p>1977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21288" calcext:value-type="float">
            <text:p>62.12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60101</text:p>
          </table:table-cell>
          <table:table-cell office:value-type="string" calcext:value-type="string">
            <text:p>197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5352" calcext:value-type="float">
            <text:p>62.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60101</text:p>
          </table:table-cell>
          <table:table-cell office:value-type="string" calcext:value-type="string">
            <text:p>1976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79784" calcext:value-type="float">
            <text:p>62.27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60101</text:p>
          </table:table-cell>
          <table:table-cell office:value-type="string" calcext:value-type="string">
            <text:p>197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34064" calcext:value-type="float">
            <text:p>62.23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60101</text:p>
          </table:table-cell>
          <table:table-cell office:value-type="string" calcext:value-type="string">
            <text:p>197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70384" calcext:value-type="float">
            <text:p>63.27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60101</text:p>
          </table:table-cell>
          <table:table-cell office:value-type="string" calcext:value-type="string">
            <text:p>197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06504" calcext:value-type="float">
            <text:p>62.70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60101</text:p>
          </table:table-cell>
          <table:table-cell office:value-type="string" calcext:value-type="string">
            <text:p>197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1344" calcext:value-type="float">
            <text:p>61.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60101</text:p>
          </table:table-cell>
          <table:table-cell office:value-type="string" calcext:value-type="string">
            <text:p>1968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" calcext:value-type="float">
            <text:p>60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8" meta:object-count="0"/>
    <meta:user-defined meta:name="AppVersion">3.0</meta:user-defined>
  </office:meta>
</office:document-meta>
</file>